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Standard">
      <style:paragraph-properties fo:padding="0.0193in" fo:border="0.0008in solid #d9d9e3"/>
    </style:style>
    <style:style style:name="P7" style:family="paragraph" style:parent-style-name="Standard">
      <style:paragraph-properties fo:margin-top="0in" fo:margin-bottom="0.1965in" fo:padding="0.0193in" fo:border="0.0008in solid #d9d9e3"/>
    </style:style>
    <style:style style:name="P8" style:family="paragraph" style:parent-style-name="Heading_20_3">
      <style:paragraph-properties fo:padding="0.0193in" fo:border="0.0008in solid #d9d9e3"/>
    </style:style>
    <style:style style:name="P9" style:family="paragraph" style:parent-style-name="Preformatted_20_Text" style:list-style-name="L1">
      <style:paragraph-properties fo:margin-top="0in" fo:margin-bottom="0.1965in" fo:padding="0.0193in" fo:border="0.0008in solid #d9d9e3"/>
    </style:style>
    <style:style style:name="P10" style:family="paragraph" style:parent-style-name="Preformatted_20_Text" style:list-style-name="L2">
      <style:paragraph-properties fo:margin-top="0in" fo:margin-bottom="0.1965in" fo:padding="0.0193in" fo:border="0.0008in solid #d9d9e3"/>
    </style:style>
    <style:style style:name="P11" style:family="paragraph" style:parent-style-name="Preformatted_20_Text" style:list-style-name="L3">
      <style:paragraph-properties fo:margin-top="0in" fo:margin-bottom="0.1965in" fo:padding="0.0193in" fo:border="0.0008in solid #d9d9e3"/>
    </style:style>
    <style:style style:name="P12" style:family="paragraph" style:parent-style-name="Preformatted_20_Text" style:list-style-name="L4">
      <style:paragraph-properties fo:margin-top="0in" fo:margin-bottom="0.1965in" fo:padding="0.0193in" fo:border="0.0008in solid #d9d9e3"/>
    </style:style>
    <style:style style:name="P13" style:family="paragraph" style:parent-style-name="Preformatted_20_Text" style:list-style-name="L1">
      <style:paragraph-properties fo:padding="0.0193in" fo:border="0.0008in solid #d9d9e3"/>
    </style:style>
    <style:style style:name="P14" style:family="paragraph" style:parent-style-name="Preformatted_20_Text" style:list-style-name="L2">
      <style:paragraph-properties fo:padding="0.0193in" fo:border="0.0008in solid #d9d9e3"/>
    </style:style>
    <style:style style:name="P15" style:family="paragraph" style:parent-style-name="Preformatted_20_Text" style:list-style-name="L3">
      <style:paragraph-properties fo:padding="0.0193in" fo:border="0.0008in solid #d9d9e3"/>
    </style:style>
    <style:style style:name="P16" style:family="paragraph" style:parent-style-name="Preformatted_20_Text" style:list-style-name="L4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Работа с базой данных - дай разные примеры от просто к сложному на все основные запросы</text:p>
      <text:p text:style-name="P6">ChatGPT</text:p>
      <text:p text:style-name="P7">ChatGPT</text:p>
      <text:p text:style-name="P1">Конечно, вот некоторые примеры SQL запросов от простых к более сложным, которые могут быть полезны при работе с базой данных WordPress:</text:p>
      <text:h text:style-name="P8" text:outline-level="3">Простые запросы:</text:h>
      <text:list xml:id="list6419892004715377041" text:style-name="L1">
        <text:list-item>
          <text:p text:style-name="P2"><text:span text:style-name="Strong_20_Emphasis">Выборка всех записей из таблицы:</text:span></text:p>
          <text:p text:style-name="P13">sqlCopy code</text:p>
          <text:p text:style-name="P9"><text:span text:style-name="Source_20_Text">SELECT * FROM wp_posts;</text:span></text:p>
        </text:list-item>
        <text:list-item>
          <text:p text:style-name="P2"><text:span text:style-name="Strong_20_Emphasis">Выборка определенных полей из таблицы:</text:span></text:p>
          <text:p text:style-name="P13">sqlCopy code</text:p>
          <text:p text:style-name="P9"><text:span text:style-name="Source_20_Text">SELECT post_title, post_date FROM wp_posts;</text:span></text:p>
        </text:list-item>
        <text:list-item>
          <text:p text:style-name="P2"><text:span text:style-name="Strong_20_Emphasis">Добавление новой записи в таблицу:</text:span></text:p>
          <text:p text:style-name="P13">sqlCopy code</text:p>
          <text:p text:style-name="P9"><text:span text:style-name="Source_20_Text">INSERT INTO wp_posts (post_title, post_content) VALUES ('Название', 'Содержимое');</text:span></text:p>
        </text:list-item>
        <text:list-item>
          <text:p text:style-name="P2"><text:span text:style-name="Strong_20_Emphasis">Обновление данных в записи:</text:span></text:p>
          <text:p text:style-name="P13">sqlCopy code</text:p>
          <text:p text:style-name="P9"><text:span text:style-name="Source_20_Text">UPDATE wp_posts SET post_title = 'Новое название' WHERE ID = 1;</text:span></text:p>
        </text:list-item>
        <text:list-item>
          <text:p text:style-name="P2"><text:span text:style-name="Strong_20_Emphasis">Удаление записи:</text:span></text:p>
          <text:p text:style-name="P13">sqlCopy code</text:p>
          <text:p text:style-name="P9"><text:span text:style-name="Source_20_Text">DELETE FROM wp_posts WHERE ID = 1;</text:span></text:p>
        </text:list-item>
      </text:list>
      <text:h text:style-name="P8" text:outline-level="3">Запросы с условиями:</text:h>
      <text:list xml:id="list362083034994733086" text:style-name="L2">
        <text:list-item>
          <text:p text:style-name="P3"><text:span text:style-name="Strong_20_Emphasis">Выборка записей с определенным условием:</text:span></text:p>
          <text:p text:style-name="P14">sqlCopy code</text:p>
          <text:p text:style-name="P10"><text:span text:style-name="Source_20_Text">SELECT * FROM wp_posts WHERE post_type = 'post';</text:span></text:p>
        </text:list-item>
        <text:list-item>
          <text:p text:style-name="P3"><text:span text:style-name="Strong_20_Emphasis">Использование оператора LIKE для выборки по шаблону:</text:span></text:p>
          <text:p text:style-name="P14">sqlCopy code</text:p>
          <text:p text:style-name="P10"><text:span text:style-name="Source_20_Text">SELECT * FROM wp_posts WHERE post_title LIKE '%заголовок%';</text:span></text:p>
        </text:list-item>
      </text:list>
      <text:h text:style-name="P8" text:outline-level="3">JOIN и связанные запросы:</text:h>
      <text:list xml:id="list7176480360248841061" text:style-name="L3">
        <text:list-item>
          <text:p text:style-name="P4"><text:span text:style-name="Strong_20_Emphasis">Простой INNER JOIN между таблицами:</text:span></text:p>
          <text:p text:style-name="P15">sqlCopy code</text:p>
          <text:p text:style-name="P11"><text:span text:style-name="Source_20_Text">SELECT * FROM wp_posts INNER JOIN wp_postmeta ON wp_posts.ID = wp_postmeta.post_id;</text:span></text:p>
        </text:list-item>
        <text:list-item>
          <text:p text:style-name="P4"><text:span text:style-name="Strong_20_Emphasis">LEFT JOIN для выборки записей даже без совпадения в связанной таблице:</text:span></text:p>
          <text:p text:style-name="P15">sqlCopy code</text:p>
          <text:p text:style-name="P11"><text:span text:style-name="Source_20_Text">SELECT * FROM wp_posts LEFT JOIN wp_postmeta ON wp_posts.ID = </text:span><text:soft-page-break/><text:span text:style-name="Source_20_Text">wp_postmeta.post_id;</text:span></text:p>
        </text:list-item>
      </text:list>
      <text:h text:style-name="P8" text:outline-level="3">Агрегирование и группировка:</text:h>
      <text:list xml:id="list7030409095580058734" text:style-name="L4">
        <text:list-item>
          <text:p text:style-name="P5"><text:span text:style-name="Strong_20_Emphasis">Использование COUNT для подсчета количества записей:</text:span></text:p>
          <text:p text:style-name="P16">sqlCopy code</text:p>
          <text:p text:style-name="P12"><text:span text:style-name="Source_20_Text">SELECT COUNT(*) FROM wp_posts;</text:span></text:p>
        </text:list-item>
        <text:list-item>
          <text:p text:style-name="P5"><text:span text:style-name="Strong_20_Emphasis">Группировка записей и использование агрегатных функций:</text:span></text:p>
          <text:p text:style-name="P16">sqlCopy code</text:p>
          <text:p text:style-name="P12"><text:span text:style-name="Source_20_Text">SELECT post_author, COUNT(*) FROM wp_posts GROUP BY post_author;</text:span></text:p>
        </text:list-item>
      </text:list>
      <text:p text:style-name="P1">Это только несколько примеров запросов. SQL предоставляет множество инструментов для манипулирования данными, и разные запросы будут зависеть от конкретной задачи, которую вы хотите решить в вашем приложении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8T20:44:15.48</dc:date>
    <meta:document-statistic meta:table-count="0" meta:image-count="0" meta:object-count="0" meta:page-count="2" meta:paragraph-count="42" meta:word-count="258" meta:character-count="1761"/>
    <dc:creator>Dima Wide</dc:creator>
    <meta:user-defined meta:name="Info 1"/>
    <meta:user-defined meta:name="Info 2"/>
    <meta:user-defined meta:name="Info 3"/>
    <meta:user-defined meta:name="Info 4"/>
  </office:meta>
</office:document-meta>
</file>